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сарагоса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генк</text:p>
          </table:table-cell>
          <table:table-cell office:value-type="float" office:value="-9">
            <text:p>-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спальол</text:p>
          </table:table-cell>
          <table:table-cell table:formula="of:=---b#ссыл!" office:value-type="string" office:string-value="Ошибка:509">
            <text:p>Ошибка:50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ипсвич</text:p>
          </table:table-cell>
          <table:table-cell table:style-name="Default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<text:a xlink:href="http://wildstat.ru/p/51/club/FRG_1_FC_Kaiserslautern">Кайзерслаутерн</text:a></text:p>
          </table:table-cell>
          <table:table-cell office:value-type="string">
            <text:p>2(1+1)</text:p>
          </table:table-cell>
          <table:table-cell office:value-type="string">
            <text:p>9(7+2)</text:p>
          </table:table-cell>
          <table:table-cell office:value-type="string">
            <text:p>0(0+0)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авишта</text:p>
          </table:table-cell>
          <table:table-cell table:style-name="Default"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 лейпциг</text:p>
          </table:table-cell>
          <table:table-cell table:style-name="Default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страсбур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б лейпциг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апид вена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/>
          <table:table-cell office:value-type="float" office:value="-4">
            <text:p>-4</text:p>
          </table:table-cell>
          <table:table-cell table:number-columns-repeated="3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уйпешт</text:p>
          </table:table-cell>
          <table:table-cell table:style-name="Default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слован</text:p>
          </table:table-cell>
          <table:table-cell table:style-name="Default" office:value-type="string">
            <text:p>-1<text:span text:style-name="T1">(</text:span>0-1<text:span text:style-name="T1">)</text:span></text:p>
          </table:table-cell>
          <table:table-cell office:value-type="string">
            <text:p>3(0+3)</text:p>
          </table:table-cell>
          <table:table-cell office:value-type="string">
            <text:p>5(6-1)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дзев</text:p>
          </table:table-cell>
          <table:table-cell table:style-name="Default"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-8">
            <text:p>-8</text:p>
          </table:table-cell>
          <table:table-cell office:value-type="float" office:value="-14">
            <text:p>-14</text:p>
          </table:table-cell>
          <table:table-cell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устрия вена</text:p>
          </table:table-cell>
          <table:table-cell table:style-name="Default"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x</text:p>
          </table:table-cell>
          <table:table-cell office:value-type="float" office:value="-10">
            <text:p>-10</text:p>
          </table:table-cell>
          <table:table-cell office:value-type="float" office:value="-17">
            <text:p>-17</text:p>
          </table:table-cell>
          <table:table-cell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ешикташ</text:p>
          </table:table-cell>
          <table:table-cell office:value-type="float" office:value="-7">
            <text:p>-7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13">
            <text:p>-1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непр</text:p>
          </table:table-cell>
          <table:table-cell office:value-type="string">
            <text:p>0(1-1)</text:p>
          </table:table-cell>
          <table:table-cell office:value-type="string">
            <text:p>13(15-2)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анди юнайте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осер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твенте</text:p>
          </table:table-cell>
          <table:table-cell table:style-name="Default"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тория сетубал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20(1/8)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6.03.2020</text:date>, <text:time>1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56M40S</meta:editing-duration>
    <meta:editing-cycles>691</meta:editing-cycles>
    <meta:generator>OpenOffice/4.1.1$Win32 OpenOffice.org_project/411m6$Build-9775</meta:generator>
    <dc:date>2020-03-06T11:49:41.96</dc:date>
    <meta:document-statistic meta:table-count="3" meta:cell-count="1035" meta:object-count="0"/>
    <meta:user-defined meta:name="Info 1"/>
    <meta:user-defined meta:name="Info 2"/>
    <meta:user-defined meta:name="Info 3"/>
    <meta:user-defined meta:name="Info 4"/>
  </office:meta>
</office:document-meta>
</file>